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New York" svg:font-family="'New York', 'Times New Roman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</office:font-face-decls>
  <office:automatic-styles>
    <style:style style:name="P1" style:family="paragraph" style:parent-style-name="Heading_20_1" style:master-page-name="Standard"/>
    <style:style style:name="P2" style:family="paragraph" style:parent-style-name="Heading_20_2">
      <style:paragraph-properties fo:break-before="page"/>
    </style:style>
    <style:style style:name="P3" style:family="paragraph" style:parent-style-name="Standard" style:list-style-name="Numbering_20_1"/>
    <style:style style:name="P4" style:family="paragraph" style:parent-style-name="Standard">
      <style:text-properties style:font-name="Arial1" fo:font-size="12pt" style:font-size-asian="12pt" style:font-size-complex="12pt"/>
    </style:style>
    <style:style style:name="P5" style:family="paragraph" style:parent-style-name="Heading_20_3">
      <style:paragraph-properties fo:break-before="page"/>
    </style:style>
    <style:style style:name="P6" style:family="paragraph" style:parent-style-name="Standard" style:list-style-name="Numbering_20_1">
      <style:paragraph-properties fo:text-align="start" style:justify-single-word="false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Standard">
      <style:paragraph-properties fo:margin-left="1.27cm" fo:margin-right="0cm" fo:text-indent="0cm" style:auto-text-indent="false"/>
    </style:style>
    <style:style style:name="P9" style:family="paragraph" style:parent-style-name="Standard" style:list-style-name="L2"/>
    <style:style style:name="P10" style:family="paragraph" style:parent-style-name="Heading_20_2" style:list-style-name="L2"/>
    <style:style style:name="P11" style:family="paragraph" style:parent-style-name="Standard">
      <style:paragraph-properties fo:line-height="150%"/>
    </style:style>
    <text:list-style style:name="L1">
      <text:list-level-style-number text:level="1" style:num-suffix="." style:num-format="1">
        <style:list-level-properties text:min-label-distance="0.381cm"/>
      </text:list-level-style-number>
      <text:list-level-style-number text:level="2" style:num-suffix=")" style:num-format="i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min-label-width="0.635cm"/>
      </text:list-level-style-number>
      <text:list-level-style-number text:level="2" text:style-name="Numbering_20_Symbols" style:num-suffix="." style:num-format="1" text:start-value="2" text:display-levels="2">
        <style:list-level-properties text:space-before="1.328cm" text:min-label-width="0.635cm"/>
      </text:list-level-style-number>
      <text:list-level-style-number text:level="3" text:style-name="Numbering_20_Symbols" style:num-format="1" text:start-value="5" text:display-levels="3">
        <style:list-level-properties text:space-before="2.656cm" text:min-label-width="0.635cm"/>
      </text:list-level-style-number>
      <text:list-level-style-number text:level="4" style:num-suffix="." style:num-format="1" text:display-levels="4">
        <style:list-level-properties text:space-before="3.985cm" text:min-label-width="0.635cm"/>
      </text:list-level-style-number>
      <text:list-level-style-number text:level="5" style:num-suffix="." style:num-format="1" text:display-levels="5">
        <style:list-level-properties text:space-before="5.313cm" text:min-label-width="0.635cm"/>
      </text:list-level-style-number>
      <text:list-level-style-number text:level="6" style:num-suffix="." style:num-format="1" text:display-levels="6">
        <style:list-level-properties text:space-before="6.641cm" text:min-label-width="0.635cm"/>
      </text:list-level-style-number>
      <text:list-level-style-number text:level="7" style:num-suffix="." style:num-format="1" text:display-levels="7">
        <style:list-level-properties text:space-before="7.969cm" text:min-label-width="0.635cm"/>
      </text:list-level-style-number>
      <text:list-level-style-number text:level="8" style:num-suffix="." style:num-format="1" text:display-levels="8">
        <style:list-level-properties text:space-before="9.297cm" text:min-label-width="0.635cm"/>
      </text:list-level-style-number>
      <text:list-level-style-number text:level="9" style:num-suffix="." style:num-format="1" text:display-levels="9">
        <style:list-level-properties text:space-before="10.626cm" text:min-label-width="0.635cm"/>
      </text:list-level-style-number>
      <text:list-level-style-number text:level="10" style:num-suffix="." style:num-format="1" text:display-levels="10">
        <style:list-level-properties text:space-before="11.954cm" text:min-label-width="0.635cm"/>
      </text:list-level-style-number>
    </text:list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ope Statement</text:p>
      <text:p text:style-name="Heading">Project Name: <text:subject>West Coast Air Adventures website</text:subject></text:p>
      <text:p text:style-name="Heading">Date: <text:date style:data-style-name="N76" text:date-value="2006-04-13T22:23:25">13 April 2006</text:date></text:p>
      <text:p text:style-name="Heading">Prepared By: <text:author-name text:fixed="false">David Harris</text:author-name> 300069566</text:p>
      <text:p text:style-name="Text_20_body"/>
      <text:h text:style-name="P2" text:outline-level="1">Project Justification</text:h>
      <text:p text:style-name="Standard">Mike Dixon, Director of Marketing has proposed that the company create a professional website that has information about the company, it's flights and activities in the West Coast area. <text:s/>The site will also have a booking section where customers can purchase package holidays online. <text:s/>These package deals include transport both to and within the West Coast and high quality hotel accommodation. <text:s/>The website has one month to be up-and-running and has an estimated budget of $12,820.</text:p>
      <text:p text:style-name="Text_20_body"/>
      <text:h text:style-name="Heading_20_2" text:outline-level="1">Product Requirements and Characteristics</text:h>
      <text:list text:style-name="Numbering_20_1">
        <text:list-item>
          <text:p text:style-name="P3">The website will allow customers to both gain information and book holidays in the West Coast. <text:s/>The information must be concise, relevant and up-to-date. <text:s/>The external links to further information must be relevant, and tested to be still working.</text:p>
        </text:list-item>
        <text:list-item>
          <text:p text:style-name="P3">The website shall be designed such that the pages are fast to load, but it also looks attractive and above all, professional. <text:s/></text:p>
        </text:list-item>
        <text:list-item>
          <text:p text:style-name="P3">The booking system must be backed by well-known and trusted security architecture. <text:s/></text:p>
        </text:list-item>
        <text:list-item>
          <text:p text:style-name="P3">A search function will also be developed in order for customers find appropriate information. <text:s/>This function should be fast and accurate. <text:s/>It could be contracted out or done in-house.</text:p>
        </text:list-item>
        <text:list-item>
          <text:p text:style-name="P3">The website shall be standards-compliant and thus able to be viewed in different browsers on different operating systems.</text:p>
        </text:list-item>
        <text:list-item>
          <text:p text:style-name="P3">The website must always be functional except when down for scheduled maintenance. <text:s/>This shall be undertaken at the appropriate time of day to minimise user inconvenience. <text:s/>Warning of this maintenance must be given.</text:p>
        </text:list-item>
      </text:list>
      <text:p text:style-name="Standard"/>
      <text:h text:style-name="Heading_20_2" text:outline-level="1">Summary of Project Deliverables</text:h>
      <text:h text:style-name="Heading_20_3" text:outline-level="2">Project Management-related Deliverables:</text:h>
      <text:p text:style-name="P4">Business case, charter, team contract, scope statement, WBS, schedule, cost baseline, status reports, final project presentation, final project report, lessons-learned report, and any other documents required to manage the project.</text:p>
      <text:h text:style-name="P5" text:outline-level="2">Product-related Deliverables</text:h>
      <text:list text:style-name="Numbering_20_1" text:continue-numbering="true">
        <text:list-item>
          <text:p text:style-name="P6">Information: The site must have relevant and up-to-date information about WCAA's flights and the company itself, package deals, hotels and activities in the West Coast area.</text:p>
        </text:list-item>
        <text:list-item>
          <text:p text:style-name="P3">Links: The site must have relevant and up-to-date links to other sites so customers can get more information.</text:p>
        </text:list-item>
        <text:list-item>
          <text:p text:style-name="P3">Address: The website address (URL) must be chosen carefully to ensure it is found by customers and search engines.</text:p>
        </text:list-item>
        <text:list-item>
          <text:p text:style-name="P3">Bookings: The site must have a feature to book the package deals online. <text:s/>This must be done in a secure fashion. <text:s/>There must be an accurate currency converter so customers know exactly how much they are being charged.</text:p>
        </text:list-item>
        <text:list-item>
          <text:p text:style-name="P3">Contacts: The site must have a 'contact us' feature so customers can ask questions directly. <text:s/>This system needs to be able to inform us that a question is waiting.</text:p>
        </text:list-item>
        <text:list-item>
          <text:p text:style-name="P3">Design: The site must be fast loading but also look attractive, professional and trustworthy.</text:p>
        </text:list-item>
        <text:list-item>
          <text:p text:style-name="P3">User Input: The site must be able to incorporate other features suggested by users and staff that are deemed useful or add to the value of the business.</text:p>
        </text:list-item>
      </text:list>
      <text:p text:style-name="Standard"/>
      <text:h text:style-name="Heading_20_2" text:outline-level="1">Project Success Criteria</text:h>
      <text:p text:style-name="Standard">The goal is to complete the website in one month, for no more than $13,000. <text:s/>This includes the design, construction and addition of data to website. <text:s/>In order for the website to be useful and draw customers and therefore bookings, the information must be relevant, concise and up-to-date.</text:p>
      <text:p text:style-name="Standard"/>
      <text:p text:style-name="Standard">The project is a success if we achieve our goal of increasing the number of package holiday deals sold to international visitors by 50% within the first year of the launch of the website. <text:s/>Another goal of the website is to increase the public image of the company.</text:p>
      <text:p text:style-name="P7">Work Breakdown Structure</text:p>
      <text:p text:style-name="Heading">Project Name: <text:subject>West Coast Air Adventures website</text:subject></text:p>
      <text:p text:style-name="Heading">Date: <text:date style:data-style-name="N76" text:date-value="2006-04-13T22:23:25">13 April 2006</text:date></text:p>
      <text:p text:style-name="Heading">Prepared By: <text:author-name text:fixed="false">David Harris</text:author-name> 300069566</text:p>
      <text:p text:style-name="Text_20_body"/>
      <text:h text:style-name="P2" text:outline-level="1">Initiating</text:h>
      <text:p text:style-name="P8">1.1 <text:s/>Determine/assign project manager</text:p>
      <text:p text:style-name="P8">1.2 <text:s/>Identify key stakeholders</text:p>
      <text:p text:style-name="P8">1.3 <text:s/>Prepare business case</text:p>
      <text:p text:style-name="P8"/>
      <text:h text:style-name="Heading_20_2" text:outline-level="1">Planning</text:h>
      <text:p text:style-name="Standard"><text:tab/>2.1 Hold project kick-off meeting</text:p>
      <text:p text:style-name="Standard"><text:tab/>2.2 <text:s/>Prepare team contract</text:p>
      <text:p text:style-name="Standard"><text:tab/>2.3 <text:s/>Prepare scope statement</text:p>
      <text:p text:style-name="Standard"><text:tab/>2.4 <text:s/>Prepare WBS</text:p>
      <text:p text:style-name="Standard"><text:tab/>2.5 <text:s/>Prepare schedule and cost baseline</text:p>
      <text:p text:style-name="Standard"><text:tab/><text:tab/>2.5.1 <text:s/>Determine task resources</text:p>
      <text:p text:style-name="Standard"><text:tab/><text:tab/>2.5.2 <text:s/>Determine task durations</text:p>
      <text:p text:style-name="Standard"><text:tab/><text:tab/>2.5.3 <text:s/>Determine task dependencies</text:p>
      <text:p text:style-name="Standard"><text:tab/><text:tab/>2.5.4 <text:s/>Create draft Gantt chart</text:p>
      <text:p text:style-name="Standard"><text:tab/><text:tab/>2.5.5 <text:s/>Review and finalize Gantt chart</text:p>
      <text:p text:style-name="P8">2.6 <text:s/>Identify, discuss and prioritize tasks</text:p>
      <text:p text:style-name="P8">2.7 <text:s/>Tender website design company</text:p>
      <text:p text:style-name="P8">2.8 <text:s/>Tender website hosting company<text:line-break/></text:p>
      <text:h text:style-name="Heading_20_2" text:outline-level="1">Executing</text:h>
      <text:p text:style-name="Standard"><text:tab/>3.1 <text:s text:c="2"/>Requirements gathering meeting with website design team </text:p>
      <text:p text:style-name="Standard"><text:tab/>3.2 <text:s text:c="2"/>Website contents</text:p>
      <text:p text:style-name="Standard"><text:tab/><text:tab/>3.2.1 <text:s/>Information about WCAA Ltd, and their flights</text:p>
      <text:p text:style-name="Standard"><text:tab/><text:tab/>3.2.2 <text:s/>Information about hotels in the West Coast area<text:line-break/><text:tab/><text:tab/>3.2.3 <text:s/>Information about transportation<text:line-break/><text:tab/><text:tab/>3.2.4 <text:s/>Information about holiday packages</text:p>
      <text:list text:style-name="L2">
        <text:list-item>
          <text:p text:style-name="P9">Information about activities<text:line-break/> 3.3 <text:s text:c="2"/>Booking and credit card system<text:line-break/><text:tab/>3.4 <text:s text:c="2"/>Website design<text:line-break/><text:tab/>3.5 <text:s text:c="2"/>Website construction<text:line-break/><text:tab/>3.6 <text:s text:c="2"/>Website hosting<text:line-break/><text:tab/>3.7 <text:s text:c="2"/>Website testing<text:line-break/><text:tab/>3.8 <text:s text:c="2"/>Website promotion<text:line-break/><text:tab/>3.9 <text:s text:c="2"/>Website public release<text:line-break/><text:tab/>3.10 Project benefits measurement</text:p>
        </text:list-item>
        <text:list-item>
          <text:h text:style-name="P10" text:outline-level="1">Controlling</text:h>
        </text:list-item>
      </text:list>
      <text:p text:style-name="Standard"><text:tab/>4.1 <text:s/>Status reports</text:p>
      <text:h text:style-name="Heading_20_2" text:outline-level="1">Closing</text:h>
      <text:p text:style-name="Standard"><text:tab/>5.1 <text:s/>Prepare final project report<text:line-break/><text:tab/>5.2 <text:s/>Prepare final project presentation<text:line-break/><text:tab/>5.3 <text:s/>Lessons learned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New York" svg:font-family="'New York', 'Times New Roman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Z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2pt" fo:language="en" fo:country="NZ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2" fo:font-size="12pt" fo:language="en" fo:country="NZ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auto-update="true" style:class="text" style:master-page-name="">
      <style:paragraph-properties fo:text-align="center" style:justify-single-word="false" fo:background-color="transparent" style:shadow="none">
        <style:tab-stops/>
        <style:background-image/>
      </style:paragraph-properties>
      <style:text-properties fo:font-size="140%" style:text-underline-style="solid" style:text-underline-width="auto" style:text-underline-color="font-color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class="text" style:default-outline-level="1">
      <style:text-properties fo:font-size="14pt" fo:font-style="normal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2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Arial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Tahoma1" style:font-size-complex="12pt" style:font-style-complex="italic"/>
    </style:style>
    <style:style style:name="Text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74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3.243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2.74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2.24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1.74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1.24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0.747cm" style:type="right" style:leader-style="dotted" style:leader-text="."/>
        </style:tab-stops>
      </style:paragraph-properties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Arial3" fo:font-size="20pt" style:text-underline-style="solid" style:text-underline-width="auto" style:text-underline-color="font-color" fo:font-weight="bold" style:font-size-asian="18pt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H_2f_TB" style:display-name="SH/TB" style:family="paragraph" style:parent-style-name="Standard" style:next-style-name="Standard">
      <style:paragraph-properties fo:margin-top="0.229cm" fo:margin-bottom="0cm" fo:line-height="0.353cm" fo:padding="0cm" fo:border-left="none" fo:border-right="none" fo:border-top="none" fo:border-bottom="0.018cm solid #000000"/>
      <style:text-properties style:font-name="New York" fo:font-size="8pt" style:font-size-asian="8pt" style:font-size-complex="10pt"/>
    </style:style>
    <style:style style:name="Numbering_20_Symbols" style:display-name="Numbering Symbols" style:family="text"/>
    <style:style style:name="Line_20_numbering" style:display-name="Line numbering" style:family="text"/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." style:num-format="1">
        <style:list-level-properties text:min-label-distance="0.381cm"/>
      </text:outline-level-style>
      <text:outline-level-style text:level="2" style:num-suffix=")" style:num-format="i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space-before="0.499cm" text:min-label-width="0.651cm"/>
      </text:list-level-style-number>
      <text:list-level-style-number text:level="2" text:style-name="Numbering_20_Symbols" style:num-suffix="." style:num-format="1">
        <style:list-level-properties text:space-before="0.998cm" text:min-label-width="0.651cm"/>
      </text:list-level-style-number>
      <text:list-level-style-number text:level="3" text:style-name="Numbering_20_Symbols" style:num-suffix="." style:num-format="1">
        <style:list-level-properties text:space-before="1.497cm" text:min-label-width="0.651cm"/>
      </text:list-level-style-number>
      <text:list-level-style-number text:level="4" text:style-name="Numbering_20_Symbols" style:num-suffix="." style:num-format="1">
        <style:list-level-properties text:space-before="1.997cm" text:min-label-width="0.651cm"/>
      </text:list-level-style-number>
      <text:list-level-style-number text:level="5" text:style-name="Numbering_20_Symbols" style:num-suffix="." style:num-format="1">
        <style:list-level-properties text:space-before="2.496cm" text:min-label-width="0.651cm"/>
      </text:list-level-style-number>
      <text:list-level-style-number text:level="6" text:style-name="Numbering_20_Symbols" style:num-suffix="." style:num-format="1">
        <style:list-level-properties text:space-before="2.995cm" text:min-label-width="0.651cm"/>
      </text:list-level-style-number>
      <text:list-level-style-number text:level="7" text:style-name="Numbering_20_Symbols" style:num-suffix="." style:num-format="1">
        <style:list-level-properties text:space-before="3.494cm" text:min-label-width="0.651cm"/>
      </text:list-level-style-number>
      <text:list-level-style-number text:level="8" text:style-name="Numbering_20_Symbols" style:num-suffix="." style:num-format="1">
        <style:list-level-properties text:space-before="3.993cm" text:min-label-width="0.651cm"/>
      </text:list-level-style-number>
      <text:list-level-style-number text:level="9" text:style-name="Numbering_20_Symbols" style:num-suffix="." style:num-format="1">
        <style:list-level-properties text:space-before="4.493cm" text:min-label-width="0.651cm"/>
      </text:list-level-style-number>
      <text:list-level-style-number text:level="10" text:style-name="Numbering_20_Symbols" style:num-suffix="." style:num-format="1">
        <style:list-level-properties text:space-before="4.992cm" text:min-label-width="0.651cm"/>
      </text:list-level-style-number>
    </text:list-style>
    <text:list-style style:name="Numbering_20_2" style:display-name="Numbering 2">
      <text:list-level-style-number text:level="1" text:style-name="Numbering_20_Symbols" style:num-prefix=" " style:num-suffix=" " style:num-format="1">
        <style:list-level-properties text:space-before="0.401cm" text:min-label-width="0.4cm" text:min-label-distance="0.4cm"/>
      </text:list-level-style-number>
      <text:list-level-style-number text:level="2" text:style-name="Numbering_20_Symbols" style:num-prefix=" " style:num-suffix=" " style:num-format="1" text:start-value="2" text:display-levels="2">
        <style:list-level-properties text:space-before="0.801cm" text:min-label-width="0.4cm" text:min-label-distance="0.4cm"/>
      </text:list-level-style-number>
      <text:list-level-style-number text:level="3" text:style-name="Numbering_20_Symbols" style:num-prefix=" " style:num-suffix=" " style:num-format="1" text:start-value="3" text:display-levels="3">
        <style:list-level-properties text:space-before="1.202cm" text:min-label-width="0.4cm" text:min-label-distance="0.4cm"/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space-before="1.602cm" text:min-label-width="0.4cm" text:min-label-distance="0.4cm"/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space-before="2.002cm" text:min-label-width="0.4cm" text:min-label-distance="0.4cm"/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space-before="2.403cm" text:min-label-width="0.4cm" text:min-label-distance="0.4cm"/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space-before="2.803cm" text:min-label-width="0.4cm" text:min-label-distance="0.4cm"/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space-before="3.204cm" text:min-label-width="0.4cm" text:min-label-distance="0.4cm"/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space-before="3.604cm" text:min-label-width="0.4cm" text:min-label-distance="0.4cm"/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space-before="4.004cm" text:min-label-width="0.4cm" text:min-label-distance="0.4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 style:font-charset="x-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 style:font-charset="x-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 style:font-charset="x-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 style:font-charset="x-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 style:font-charset="x-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 style:font-charset="x-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 style:font-charset="x-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 style:font-charset="x-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 style:font-charset="x-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 style:font-charset="x-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 style:font-charset="x-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 style:font-charset="x-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 style:font-charset="x-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 style:font-charset="x-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 style:font-charset="x-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fo:font-family="StarSymbol" style:font-charset="x-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fo:font-family="StarSymbol" style:font-charset="x-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fo:font-family="StarSymbol" style:font-charset="x-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fo:font-family="StarSymbol" style:font-charset="x-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fo:font-family="StarSymbol" style:font-charset="x-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fo:font-family="StarSymbol" style:font-charset="x-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fo:font-family="StarSymbol" style:font-charset="x-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fo:font-family="StarSymbol" style:font-charset="x-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fo:font-family="StarSymbol" style:font-charset="x-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fo:font-family="Star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fo:font-family="StarSymbol" style:font-charset="x-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fo:font-family="StarSymbol" style:font-charset="x-symbol"/>
      </text:list-level-style-bullet>
      <text:list-level-style-bullet text:level="3" text:style-name="Numbering_20_Symbols" text:bullet-char="☑">
        <style:list-level-properties text:min-label-width="0.395cm"/>
        <style:text-properties fo:font-family="StarSymbol" style:font-charset="x-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fo:font-family="StarSymbol" style:font-charset="x-symbol"/>
      </text:list-level-style-bullet>
      <text:list-level-style-bullet text:level="5" text:style-name="Numbering_20_Symbols" text:bullet-char="☑">
        <style:list-level-properties text:min-label-width="0.395cm"/>
        <style:text-properties fo:font-family="StarSymbol" style:font-charset="x-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fo:font-family="StarSymbol" style:font-charset="x-symbol"/>
      </text:list-level-style-bullet>
      <text:list-level-style-bullet text:level="7" text:style-name="Numbering_20_Symbols" text:bullet-char="☑">
        <style:list-level-properties text:min-label-width="0.395cm"/>
        <style:text-properties fo:font-family="StarSymbol" style:font-charset="x-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fo:font-family="StarSymbol" style:font-charset="x-symbol"/>
      </text:list-level-style-bullet>
      <text:list-level-style-bullet text:level="9" text:style-name="Numbering_20_Symbols" text:bullet-char="☑">
        <style:list-level-properties text:min-label-width="0.395cm"/>
        <style:text-properties fo:font-family="StarSymbol" style:font-charset="x-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fo:font-family="Star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fo:font-family="StarSymbol" style:font-charset="x-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fo:font-family="StarSymbol" style:font-charset="x-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fo:font-family="StarSymbol" style:font-charset="x-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fo:font-family="StarSymbol" style:font-charset="x-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fo:font-family="StarSymbol" style:font-charset="x-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fo:font-family="StarSymbol" style:font-charset="x-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fo:font-family="StarSymbol" style:font-charset="x-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fo:font-family="StarSymbol" style:font-charset="x-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fo:font-family="StarSymbol" style:font-charset="x-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fo:font-family="Star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P1" style:family="paragraph" style:parent-style-name="Header">
      <style:text-properties fo:font-size="10pt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page-layout style:name="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David Harris <text:s/>300069566<text:tab/><text:tab/>INFO221 – Assignment 2</text:p>
      </style:header>
      <style:footer>
        <text:p text:style-name="P2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dc:title>INFO221 Assignment 2: Scope Statement</dc:title>
    <dc:subject>West Coast Air Adventures website</dc:subject>
    <meta:initial-creator>IT Department</meta:initial-creator>
    <meta:creation-date>2005-03-27T08:16:00</meta:creation-date>
    <dc:creator>David Harris</dc:creator>
    <dc:date>2006-04-13T22:23:25</dc:date>
    <dc:language>en-NZ</dc:language>
    <meta:editing-cycles>50</meta:editing-cycles>
    <meta:editing-duration>PT17H58M1S</meta:editing-duration>
    <meta:user-defined meta:name="Author">David Harris</meta:user-defined>
    <meta:user-defined meta:name="Info 2"/>
    <meta:user-defined meta:name="Info 3"/>
    <meta:user-defined meta:name="Info 4"/>
    <meta:document-statistic meta:table-count="0" meta:image-count="0" meta:object-count="0" meta:page-count="6" meta:paragraph-count="61" meta:word-count="749" meta:character-count="4847"/>
  </office:meta>
</office:document-meta>
</file>